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oad Cell Cabl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W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W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coder Cable Z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WH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YE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R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me Cabl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coder Cable 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WH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YE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R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tor X Extens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4:50:06.575195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20:44:39.297534578</meta:creation-date>
    <meta:generator>LibreOffice/6.4.7.2$Linux_X86_64 LibreOffice_project/40$Build-2</meta:generator>
    <dc:date>2022-07-07T11:45:17.205112300</dc:date>
    <meta:editing-duration>PT21H57M39S</meta:editing-duration>
    <meta:editing-cycles>5</meta:editing-cycles>
    <meta:document-statistic meta:table-count="1" meta:cell-count="119" meta:object-count="0"/>
  </office:meta>
</office:document-meta>
</file>